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ize-asian="32pt"/>
    </style:style>
    <style:style style:name="T3" style:family="text">
      <style:text-properties style:font-name="FreeMono1" style:font-size-asian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2</text:span><text:span text:style-name="T1">讲 物理机</text:span><text:span text:style-name="T2">安装</text:span><text:span text:style-name="T3">Linu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双系统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多数情况还需要用到Windows。</text:p>
              </text:list-item>
              <text:list-item>
                <text:p>所以安装Linux与Windows共存是这次的任务。</text:p>
              </text:list-item>
              <text:list-item>
                <text:p>当然Linux支持多引导，存储足够的话，安装多个Linux都可以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准备工作</text:p>
          </draw:text-box>
        </draw:frame>
        <draw:frame presentation:style-name="pr4" draw:layer="layout" svg:width="25.199cm" svg:height="10.1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制作启动盘</text:p>
          </draw:text-box>
        </draw:frame>
        <draw:frame presentation:style-name="pr4" draw:layer="layout" svg:width="25.199cm" svg:height="11.1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UEFI和BIOS</text:p>
          </draw:text-box>
        </draw:frame>
        <draw:frame presentation:style-name="pr4" draw:layer="layout" svg:width="25.199cm" svg:height="11.5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U盘启动</text:p>
          </draw:text-box>
        </draw:frame>
        <draw:frame presentation:style-name="pr4" draw:layer="layout" svg:width="25.199cm" svg:height="11.5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关键步骤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设置分区大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2-23T01:20:23.873978768</dc:date>
    <meta:editing-duration>PT42M7S</meta:editing-duration>
    <meta:editing-cycles>22</meta:editing-cycles>
    <meta:generator>LibreOffice/6.0.7.3$Linux_X86_64 LibreOffice_project/00m0$Build-3</meta:generator>
    <meta:document-statistic meta:object-count="53"/>
  </office:meta>
</office:document-meta>
</file>